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6E26AEBE5CCE1492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5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P8" style:family="paragraph" style:parent-style-name="Text_20_body">
      <style:paragraph-properties fo:margin-left="3.6cm" fo:margin-right="-0.079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9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0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T1" style:family="text">
      <style:text-properties fo:color="#15516e" loext:opacity="100%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4" style:family="text">
      <style:text-properties fo:color="#4c4c4c" loext:opacity="100%"/>
    </style:style>
    <style:style style:name="T5" style:family="text">
      <style:text-properties fo:color="#4c4c4c" loext:opacity="100%" style:font-name="Times New Roman1" officeooo:rsid="0033496f"/>
    </style:style>
    <style:style style:name="T6" style:family="text">
      <style:text-properties fo:color="#4c4c4c" loext:opacity="100%" officeooo:rsid="0050d9d1"/>
    </style:style>
    <style:style style:name="T7" style:family="text">
      <style:text-properties fo:color="#4c4c4c" loext:opacity="100%" officeooo:rsid="005b5b28"/>
    </style:style>
    <style:style style:name="T8" style:family="text">
      <style:text-properties fo:color="#4c4c4c" loext:opacity="100%" officeooo:rsid="0062978c"/>
    </style:style>
    <style:style style:name="T9" style:family="text">
      <style:text-properties style:font-name="Times New Roman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e9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0a549" style:font-style-asian="italic" style:font-style-complex="italic"/>
    </style:style>
    <style:style style:name="T14" style:family="text">
      <style:text-properties fo:font-style="italic" officeooo:rsid="0010799b" style:font-style-asian="italic" style:font-style-complex="italic"/>
    </style:style>
    <style:style style:name="T15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7" style:family="text">
      <style:text-properties officeooo:rsid="000a5f86"/>
    </style:style>
    <style:style style:name="T18" style:family="text">
      <style:text-properties officeooo:rsid="000e8e9d"/>
    </style:style>
    <style:style style:name="T19" style:family="text">
      <style:text-properties officeooo:rsid="000f1061"/>
    </style:style>
    <style:style style:name="T20" style:family="text">
      <style:text-properties officeooo:rsid="000f9681"/>
    </style:style>
    <style:style style:name="T21" style:family="text">
      <style:text-properties officeooo:rsid="0010799b"/>
    </style:style>
    <style:style style:name="T22" style:family="text">
      <style:text-properties officeooo:rsid="00124d02"/>
    </style:style>
    <style:style style:name="T23" style:family="text">
      <style:text-properties officeooo:rsid="0012912f"/>
    </style:style>
    <style:style style:name="T24" style:family="text">
      <style:text-properties officeooo:rsid="0015c29b"/>
    </style:style>
    <style:style style:name="T25" style:family="text">
      <style:text-properties officeooo:rsid="00198e50"/>
    </style:style>
    <style:style style:name="T26" style:family="text">
      <style:text-properties officeooo:rsid="0023454b"/>
    </style:style>
    <style:style style:name="T27" style:family="text">
      <style:text-properties officeooo:rsid="0028ca19"/>
    </style:style>
    <style:style style:name="T28" style:family="text">
      <style:text-properties officeooo:rsid="002aada3"/>
    </style:style>
    <style:style style:name="T29" style:family="text">
      <style:text-properties officeooo:rsid="003936ac"/>
    </style:style>
    <style:style style:name="T30" style:family="text">
      <style:text-properties officeooo:rsid="003aa140"/>
    </style:style>
    <style:style style:name="T31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5" style:family="text">
      <style:text-properties officeooo:rsid="004466b2"/>
    </style:style>
    <style:style style:name="T36" style:family="text">
      <style:text-properties officeooo:rsid="004e6c85"/>
    </style:style>
    <style:style style:name="T37" style:family="text">
      <style:text-properties officeooo:rsid="0052b50c"/>
    </style:style>
    <style:style style:name="T38" style:family="text">
      <style:text-properties officeooo:rsid="00548752"/>
    </style:style>
    <style:style style:name="T39" style:family="text">
      <style:text-properties officeooo:rsid="005b5b28"/>
    </style:style>
    <style:style style:name="T40" style:family="text">
      <style:text-properties officeooo:rsid="005deae3"/>
    </style:style>
    <style:style style:name="T41" style:family="text">
      <style:text-properties officeooo:rsid="00601c7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10">My</text:span> <text:span text:style-name="T10">Co</text:span>ntent <text:span text:style-name="T10">Re</text:span>pository, sprich ['maikɔːr]</text:p>
      <text:p text:style-name="P3">Lizenz:<text:tab/><text:span text:style-name="T10">Freie Software</text:span>, <text:span text:style-name="T26">lizenziert </text:span>unter der <text:span text:style-name="T12">GNU General Public License</text:span> (GPL) </text:p>
      <text:p text:style-name="P3">Entwickler:<text:tab/><text:span text:style-name="T10">MyCoRe-Community</text:span></text:p>
      <text:p text:style-name="P3">Homepage: <text:tab/><text:span text:style-name="T10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10">LTS-Release:<text:tab/>20<text:span text:style-name="T38">2</text:span><text:span text:style-name="T41">2</text:span><text:span text:style-name="T38">.06</text:span> <text:span text:style-name="T21">(</text:span><text:span text:style-name="T14">Lo</text:span><text:span text:style-name="T12">ng Term Support</text:span><text:span text:style-name="T21">)</text:span></text:p>
      <text:p text:style-name="P4">Aktuelle Version:<text:tab/><text:span text:style-name="T36">202</text:span><text:span text:style-name="T41">2</text:span><text:span text:style-name="T36">.</text:span><text:span text:style-name="T41">08</text:span></text:p>
      <text:p text:style-name="P5">Betriebssystem:<text:tab/>Linux, Mac OS X, Unix, Windows</text:p>
      <text:p text:style-name="P8">Systemanforderung:<text:tab/>Web Application Server: <text:line-break/>Apache Tomcat, Jetty oder <text:span text:style-name="T18">andere Servlet-Engine, Version 3.1</text:span><text:line-break/>Datenbank: <text:span text:style-name="T22">PostgreSQL, </text:span>MySQL, Oracle, HSQLDB, IBM DB2, <text:s/>oder eine <text:line-break/>andere relationale Datenbank, <text:span text:style-name="T27">die mit Hibernate verwendet werden kann</text:span><text:line-break/>Java <text:span text:style-name="T37">11</text:span> SDK <text:span text:style-name="T28">und für Entwicklung:</text:span> <text:span text:style-name="T35">Maven und Git</text:span> <text:line-break/><text:span text:style-name="T18">Solr-Server</text:span></text:p>
      <text:p text:style-name="P6">Download:<text:tab/>https://www.mycore.de/site/download/<text:span text:style-name="T20"> und https://github.com/MyCoRe-Org<text:line-break/> <text:tab/>https://www.mycore.de/documentation/apps/mir/mir_install/</text:span></text:p>
      <text:p text:style-name="P9">Funktionalität:<text:tab/><text:span text:style-name="T18">Das </text:span>MyCoRe-<text:span text:style-name="T18">Framework</text:span> stellt alle Grundfunktionen von Dokumenten- und Publikationsservern bereit. Durch Anpassungen in XML, XSL <text:span text:style-name="T17">und CSS</text:span> können eigene Webanwendungen mit MyCoRe entwickelt werden. Die Suchfunktion ermöglicht Recherche in Metadaten, Volltexten und XML-Strukturen. Einfache oder auch umfangreichere Suchmasken können selbst definiert werden. Grund<text:span text:style-name="T35">­</text:span>funktionen der Benutzung <text:span text:style-name="T25">via</text:span> Webschnittstelle sind das Erstellen, Verwalten und Bearbeiten aller Inhalte über Online-Eingabeformulare mit <text:s/>mehrsprachiger Ober<text:span text:style-name="T35">­</text:span>fläche (I18N). Intern verwendet MyCoRe XML als Speicher- und Datenaustausch<text:span text:style-name="T35">­</text:span>format. Weitere Funktionen sind: Anpassbarkeit der Webseiten, Verwaltung aller gängigen Medientypen, wie PDF-Dokumente, Audio-/Video-Dateien, Bilder, ganze Dateiverzeichnisse. <text:span text:style-name="T20">Es wird ein integrierter Bildbetrachter (Viewer) zum Anzeigen von Digitalisaten und Abbildungen bereitgestellt. </text:span>Unterstützt werden Standards in den Metadaten (<text:span text:style-name="T18">Dublin Core, </text:span><text:span text:style-name="T13">MODS</text:span>, XMetaDiss, Epicur) und in Klassifikationen (z.B. DDC). Metadatenmodelle sind anpassbar und erweiterbar. <text:span text:style-name="T12">Persistente Identifier</text:span> (URNs, <text:span text:style-name="T29">DOI</text:span>) sichern den dauerhaften Zugriff auf die Daten. Schnittstellen und Protokolle werden unterstützt, wie z.B. das <text:span text:style-name="T12">OAI Protocol for Metadata Harvesting</text:span>, das <text:span text:style-name="T12">Simple Web-service Offering Repository Deposit</text:span> (SWORD), <text:span text:style-name="T18">REST</text:span> oder über Suchmaschinen-Robots. Der Zugriff auf Daten in MyCoRe kann gezielt gesteuert werden über eine Benutzer- und Rechte<text:span text:style-name="T35">­</text:span>ver<text:span text:style-name="T35">­</text:span>waltung. <text:span text:style-name="T19">Weiterhin besteht die Möglichkeit über LDAP oder Shibboleth den Zugriff zu steuern und ü</text:span>ber <text:span text:style-name="T12">Access Control Listen</text:span> (ACLs) die Zugriffs- und Bearbeitungsrechte auf ein Objekt <text:span text:style-name="T19">zu definieren</text:span>. </text:p>
      <text:p text:style-name="P7"><text:span text:style-name="T30">Anwendungen: <text:tab/></text:span><text:span text:style-name="T11">MIR</text:span>, <text:span text:style-name="T24">das </text:span><text:span text:style-name="T15">M</text:span><text:span text:style-name="T16">ODS</text:span><text:span text:style-name="T15"> Institutional Repository</text:span><text:span text:style-name="T31"> </text:span><text:span text:style-name="T32">basiert auf <text:s/>dem MyCoRe-Framework und kann Out-Of-The-Box installiert </text:span><text:span text:style-name="T34">und genutzt </text:span><text:span text:style-name="T32">werden</text:span><text:span text:style-name="T33">:</text:span><text:span text:style-name="T15"> </text:span><text:span text:style-name="T23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M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style:font-name="Times New Roman1"/>
    </style:style>
    <style:style style:name="MT6" style:family="text">
      <style:text-properties fo:color="#4c4c4c" loext:opacity="100%" style:font-name="Times New Roman1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62978c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3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ebke Oeltjen</meta:initial-creator>
    <meta:creation-date>2009-05-29T17:43:27.710000000</meta:creation-date>
    <dc:date>2023-01-10T18:05:02.289000000</dc:date>
    <meta:editing-duration>PT21H41M54S</meta:editing-duration>
    <meta:editing-cycles>94</meta:editing-cycles>
    <meta:generator>LibreOffice/7.2.7.2$Windows_X86_64 LibreOffice_project/8d71d29d553c0f7dcbfa38fbfda25ee34cce99a2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31" meta:non-whitespace-character-count="2598"/>
    <meta:user-defined meta:name="Info 1"/>
    <meta:user-defined meta:name="Info 2"/>
    <meta:user-defined meta:name="Info 3"/>
    <meta:user-defined meta:name="Info 4"/>
  </office:meta>
</office:document-meta>
</file>